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LMMono10" svg:font-family="LMMono10" style:font-adornments="Standard" style:font-pitch="fixed"/>
    <style:font-face style:name="Courier New" svg:font-family="'Courier New'" style:font-family-generic="roman" style:font-pitch="fixed"/>
    <style:font-face style:name="Andale Sans UI" svg:font-family="'Andale Sans UI'" style:font-pitch="variable"/>
    <style:font-face style:name="LM Roman 10" svg:font-family="'LM Roman 10'" style:font-adornments="10 Regular" style:font-pitch="variable"/>
    <style:font-face style:name="LMRoman101" svg:font-family="LMRoman10" style:font-pitch="variable"/>
    <style:font-face style:name="LMRoman10" svg:font-family="LMRoman10" style:font-adornments="Standard"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P1"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2" style:family="paragraph" style:parent-style-name="Standard">
      <style:paragraph-properties fo:text-align="start" style:justify-single-word="false"/>
      <style:text-properties style:font-name="LMRoman101" fo:font-size="6.5pt" fo:font-style="normal" style:font-size-asian="6.5pt" style:font-style-asian="normal" style:font-size-complex="6.5pt" style:font-style-complex="normal"/>
    </style:style>
    <style:style style:name="P3" style:family="paragraph" style:parent-style-name="Frame_20_contents">
      <style:text-properties fo:color="#999999" style:font-name="StarSymbol1" style:font-name-asian="StarSymbol1" style:font-name-complex="StarSymbol1"/>
    </style:style>
    <style:style style:name="P4" style:family="paragraph" style:parent-style-name="Salutation">
      <style:paragraph-properties fo:margin-left="0cm" fo:margin-right="-0.026cm" fo:text-align="justify" style:justify-single-word="false" fo:text-indent="0cm" style:auto-text-indent="false"/>
    </style:style>
    <style:style style:name="P5" style:family="paragraph" style:parent-style-name="Signature">
      <style:paragraph-properties fo:margin-left="0cm" fo:margin-right="0cm" fo:text-align="justify" style:justify-single-word="false" fo:text-indent="0cm" style:auto-text-indent="false"/>
    </style:style>
    <style:style style:name="P6" style:family="paragraph" style:parent-style-name="Opening">
      <style:paragraph-properties fo:text-align="justify" style:justify-single-word="false"/>
    </style:style>
    <style:style style:name="P7" style:family="paragraph" style:parent-style-name="Date">
      <style:paragraph-properties fo:text-align="justify" style:justify-single-word="false"/>
    </style:style>
    <style:style style:name="P8" style:family="paragraph" style:parent-style-name="Date">
      <style:paragraph-properties fo:text-align="end" style:justify-single-word="false"/>
    </style:style>
    <style:style style:name="P9" style:family="paragraph" style:parent-style-name="Text_20_body">
      <style:paragraph-properties fo:text-align="justify" style:justify-single-word="false"/>
    </style:style>
    <style:style style:name="P10" style:family="paragraph" style:parent-style-name="Subject">
      <style:paragraph-properties fo:text-align="justify" style:justify-single-word="false"/>
    </style:style>
    <style:style style:name="P11" style:family="paragraph" style:parent-style-name="Footer">
      <style:paragraph-properties fo:text-align="center" style:justify-single-word="false"/>
    </style:style>
    <style:style style:name="P12" style:family="paragraph" style:parent-style-name="Date" style:master-page-name="First_20_Page">
      <style:paragraph-properties fo:text-align="justify" style:justify-single-word="false" style:page-number="auto"/>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 style:family="paragraph">
      <style:paragraph-properties fo:text-align="center"/>
    </style:style>
    <style:style style:name="T1" style:family="text">
      <style:text-properties style:text-underline-style="none"/>
    </style:style>
    <style:style style:name="T2"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left="none" fo:border-right="none" fo:border-top="none" fo:border-bottom="0.06pt solid #000000" style:shadow="none">
        <style:background-image/>
        <style:columns fo:column-count="1" fo:column-gap="0cm"/>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2.113cm" svg:y="5.084cm" svg:width="7.444cm" draw:z-index="0">
        <draw:text-box fo:min-height="2.512cm">
          <text:p text:style-name="Standard"/>
          <text:p text:style-name="Standard">Institut für lateinische Übersetzungen </text:p>
          <text:p text:style-name="Standard">Augustusstraße 21 </text:p>
          <text:p text:style-name="Standard">12345 Neustadt</text:p>
        </draw:text-box>
      </draw:frame>
      <draw:frame draw:style-name="fr2" draw:name="Sender Address Repeated" text:anchor-type="page" text:anchor-page-number="1" svg:x="2.11cm" svg:y="4.45cm" draw:z-index="2">
        <draw:text-box fo:min-height="0.593cm" fo:min-width="0.739cm">
          <text:section text:style-name="Sect1" text:name="Sender Address Repeated">
            <text:p text:style-name="P1"/>
          </text:section>
          <text:p text:style-name="P2"><text:sender-firstname text:fixed="false">Michael</text:sender-firstname> <text:sender-lastname text:fixed="false">Fiedler</text:sender-lastname> <text:span text:style-name="T1">⋅</text:span> <text:sender-street text:fixed="false">Mittlere Schulstraße 4</text:sender-street> <text:span text:style-name="T1">⋅</text:span> <text:sender-postal-code text:fixed="false">91054</text:sender-postal-code> <text:sender-city text:fixed="false">Erlangen</text:sender-city></text:p>
        </draw:text-box>
      </draw:frame>
      <draw:frame draw:style-name="fr3" draw:name="Sender Address" text:anchor-type="page" text:anchor-page-number="1" svg:x="2.014cm" svg:y="1.205cm" svg:width="16.986cm" draw:z-index="1">
        <draw:text-box fo:min-height="3.247cm">
          <text:section text:style-name="Sect1" text:name="Sender Address">
            <text:p text:style-name="Heading"><office:annotation><dc:creator>Unbekannter Autor</dc:creator><dc:date>2013-01-02T04:23:43</dc:date><text:p text:style-name="P13"><text:span text:style-name="T2">Diese Kommentare können im Menü unter Ansicht &gt; Kommentare ein-/ausgeblendet werden.</text:span></text:p></office:annotation><text:sender-firstname text:fixed="false">Michael</text:sender-firstname> <text:sender-lastname text:fixed="false">Fiedler</text:sender-lastname><office:annotation><dc:creator>Unbekannter Autor</dc:creator><dc:date>2013-01-02T04:35:25</dc:date><text:p text:style-name="P13"><text:span text:style-name="T2">Die verwendete Schriftart Latin Modern gibt es unter </text:span><text:span text:style-name="T2"><text:a xlink:href="http://www.gust.org.pl/projects/e-foundry/latin-modern/">http://www.gust.org.pl/projects/e-foundry/latin-modern/</text:a></text:span></text:p></office:annotation></text:p>
            <text:p text:style-name="Header_20_right"><text:sender-street text:fixed="false">Mittlere Schulstraße 4</text:sender-street></text:p>
            <text:p text:style-name="Header_20_right"><text:sender-postal-code text:fixed="false">91054</text:sender-postal-code> <text:sender-city text:fixed="false">Erlangen</text:sender-city></text:p>
            <text:p text:style-name="Header_20_right">Telefon: <text:sender-phone-private text:fixed="false">+49 176 64246733</text:sender-phone-private></text:p>
            <text:p text:style-name="Header_20_right">E-Mail: <text:sender-email text:fixed="false">post@michael-fiedler.net</text:sender-email><office:annotation><dc:creator>Unbekannter Autor</dc:creator><dc:date>2013-01-02T04:23:46</dc:date><text:p text:style-name="P13"><text:span text:style-name="T2">Die Absenderdaten werden im Menü unter Extras &gt; Optionen… &gt; OpenOffice.org &gt; Benutzerdaten eingetragen.</text:span></text:p></office:annotation></text:p>
          </text:section>
        </draw:text-box>
      </draw:frame>
      <draw:frame draw:style-name="fr4" draw:name="Bend Marks" text:anchor-type="page" text:anchor-page-number="1" svg:x="0.499cm" svg:y="9.5cm" svg:width="1cm" svg:height="12cm" draw:z-index="3">
        <draw:text-box>
          <text:section text:style-name="Sect1" text:name="Bend Marks">
            <text:p text:style-name="P3"><draw:line text:anchor-type="paragraph" draw:z-index="4" draw:style-name="gr1" draw:text-style-name="P14" svg:x1="0cm" svg:y1="10.5cm" svg:x2="0.75cm" svg:y2="10.5cm"><text:p/></draw:line><draw:line text:anchor-type="paragraph" draw:z-index="5" draw:style-name="gr1" draw:text-style-name="P14" svg:x1="0cm" svg:y1="21.001cm" svg:x2="0.75cm" svg:y2="21.001cm"><text:p/></draw:line><draw:line text:anchor-type="paragraph" draw:z-index="6" draw:style-name="gr1" draw:text-style-name="P14" svg:x1="0cm" svg:y1="14.85cm" svg:x2="0.499cm" svg:y2="14.85cm"><text:p/></draw:line></text:p>
          </text:section>
          <text:p text:style-name="P3"/>
        </draw:text-box>
      </draw:frame>
      <text:p text:style-name="P12"/>
      <text:p text:style-name="P7"/>
      <text:p text:style-name="P8"><text:date style:data-style-name="N81" text:date-value="2014-03-28T20:52:24">28. März 2014</text:date></text:p>
      <text:section text:style-name="Sect1" text:name="Subject Line">
        <text:p text:style-name="P10">Unterstützung beim Übersetzen eines lateinischen Textes</text:p>
      </text:section>
      <text:p text:style-name="P6"><text:user-field-get text:name="Salutation">Sehr geehrte Damen und Herren</text:user-field-get>,</text:p>
      <text:p text:style-name="P9">folgender Text wurde mir vor wenigen Tagen anonym per Post zugestellt: </text:p>
      <text:p text:style-name="P9">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 </text:p>
      <text:p text:style-name="P9">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9">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9">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9">Duis autem vel eum iriure dolor in hendrerit in vulputate velit esse molestie consequat, vel illum dolore eu feugiat nulla facilisis. </text:p>
      <text:p text:style-name="P9"><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p>
      <text:p text:style-name="P9">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9">Seither bin ich am Rätseln, was man mir damit sagen will. Können Sie mir weiterhelfen? Bitte nehmen Sie Kontakt zu mir auf.<office:annotation><dc:creator>Unbekannter Autor</dc:creator><dc:date>2013-01-02T04:24:18</dc:date><text:p text:style-name="P13"><text:span text:style-name="T2">Damit die automatische <text:s/>Silbentrennung funktioniert, muss ein deutsches Wörterbuch installiert sein. Falls dies nicht der Fall ist, gibt es Wörterbücher zum Herunterladen unter </text:span><text:span text:style-name="T2"><text:a xlink:href="http://extensions.openoffice.org/de/dictionaries">http://extensions.openoffice.org/de/dictionaries</text:a></text:span></text:p></office:annotation></text:p>
      <text:p text:style-name="P4"><text:user-field-get text:name="Greeting">Mit freundlichen Grüßen</text:user-field-get></text:p>
      <text:p text:style-name="P5"><text:sender-firstname text:fixed="false">Michael</text:sender-firstname> <text:sender-lastname text:fixed="false">Fiedler</text:sender-last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LMMono10" svg:font-family="LMMono10" style:font-adornments="Standard" style:font-pitch="fixed"/>
    <style:font-face style:name="Courier New" svg:font-family="'Courier New'" style:font-family-generic="roman" style:font-pitch="fixed"/>
    <style:font-face style:name="Andale Sans UI" svg:font-family="'Andale Sans UI'" style:font-pitch="variable"/>
    <style:font-face style:name="LM Roman 10" svg:font-family="'LM Roman 10'" style:font-adornments="10 Regular" style:font-pitch="variable"/>
    <style:font-face style:name="LMRoman101" svg:font-family="LMRoman10" style:font-pitch="variable"/>
    <style:font-face style:name="LMRoman10" svg:font-family="LMRoman10" style:font-adornments="Standard"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90%" fo:text-align="justify" style:justify-single-word="false" fo:orphans="2" fo:widows="2" fo:hyphenation-ladder-count="no-limit" style:page-number="auto"/>
      <style:text-properties style:use-window-font-color="true" style:font-name="LM Roman 10" fo:font-size="11pt" fo:letter-spacing="0.004cm" fo:language="de" fo:country="DE" style:letter-kerning="true"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499cm" style:page-number="auto"/>
      <style:text-properties style:font-name="LM Roman 1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next-style-name="Signature" style:class="text">
      <style:paragraph-properties fo:margin="100%" fo:margin-left="8.5cm" fo:margin-right="0cm" fo:margin-top="0.63cm" fo:margin-bottom="1.48cm" fo:text-indent="0cm" style:auto-text-indent="false" fo:keep-with-next="always"/>
      <style:text-properties fo:font-size="11pt"/>
    </style:style>
    <style:style style:name="Signature" style:family="paragraph" style:parent-style-name="Standard" style:next-style-name="Standard" style:class="text">
      <style:paragraph-properties fo:margin="100%" fo:margin-left="8.5cm" fo:margin-right="0cm" fo:margin-top="0cm" fo:margin-bottom="0cm" fo:text-indent="0cm" style:auto-text-indent="false" fo:keep-with-next="alway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LMRoman10"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Heading" style:class="extra">
      <style:paragraph-properties fo:text-align="end" style:justify-single-word="false" fo:background-color="transparent" fo:padding="0cm" fo:border="none">
        <style:tab-stops>
          <style:tab-stop style:position="8.498cm" style:type="center"/>
          <style:tab-stop style:position="16.999cm" style:type="right"/>
        </style:tab-stops>
        <style:background-image/>
      </style:paragraph-properties>
      <style:text-properties style:font-name="Thorndale1"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8.5cm" style:type="center"/>
          <style:tab-stop style:position="17.002cm" style:type="right"/>
        </style:tab-stops>
        <style:background-image/>
      </style:paragraph-properties>
      <style:text-properties fo:font-size="9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fo:text-align="start" style:justify-single-word="false"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Date" style:family="paragraph" style:parent-style-name="Standard">
      <style:paragraph-properties fo:margin="100%" fo:margin-left="8.5cm" fo:margin-right="0cm" fo:margin-top="0cm" fo:margin-bottom="1.27cm" fo:text-align="end" style:justify-single-word="false"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cm" fo:margin-bottom="0cm" fo:text-align="start" style:justify-single-word="false"/>
      <style:text-properties style:text-underline-style="none"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00" style:font-name="LMMono10" fo:font-size="11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2</text:page-number> 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dc:creator>Michael Fiedler</dc:creator><dc:date>2013-01-04T14:04:34</dc:date><text:p>Die aktuelle Seitenzahl wird nur angezeigt, wenn das Dokument mehr als eine Seite hat.</text:p></office:annotation></text:p>
        <text:section text:style-name="MSect1" text:name="versteckt" text:condition="ooow:page == 1" text:display="condition">
          <text:p text:style-name="MP1">Seite <text:page-number style:num-format="1" text:select-page="current">1</text:page-number> 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ivatbrief im LaTeX-Stil mit Empfängeranschrift im Sichtfenster und automatischer Silbentrennung</dc:title>
    <dc:description>Privatbrief im LaTeX-Stil mit Empfängeranschrift im Sichtfenster und automatischer Silbentrennung. Verwendet Schriftart Latin Modern (verfügbar unter http://www.gust.org.pl/projects/e-foundry/latin-modern/ oder als Debian-Paket lmodern). Zur korrekten Anzeige müssen die Benutzerdaten in den Einstellungen eingetragen und ein deutsches Wörterbuch (http://extensions.openoffice.org/de/dictionaries) für die Silbentrennung installiert sein.

Beispielbrief als PDF: http://users.simified.de/~micha/openoffice-vorlagen/Brief_LaTeX.pdf

Erstellt von Michael Fiedler</dc:description>
    <meta:creation-date>2013-01-03T02:39:41</meta:creation-date>
    <dc:language>en-US</dc:language>
    <meta:editing-cycles>6</meta:editing-cycles>
    <meta:editing-duration>PT6M31S</meta:editing-duration>
    <dc:subject>Privatbrief im LaTeX-Stil mit Empfängeranschrift im Sichtfenster und automatischer Silbentrennung. Verwendet Schriftart Latin Modern.</dc:subject>
    <meta:keyword>Brief</meta:keyword>
    <meta:keyword>Korrespondenz</meta:keyword>
    <meta:keyword>Latin Modern</meta:keyword>
    <meta:keyword>LaTeX</meta:keyword>
    <meta:initial-creator>Wilhelm Müller</meta:initial-creator>
    <dc:date>2014-03-28T20:52:24</dc:date>
    <dc:creator>Michael Fiedler</dc:creator>
    <meta:document-statistic meta:table-count="0" meta:image-count="0" meta:object-count="0" meta:page-count="2" meta:paragraph-count="26" meta:word-count="661" meta:character-count="4101" meta:non-whitespace-character-count="3460"/>
    <meta:user-defined meta:name="Info 1"/>
    <meta:user-defined meta:name="Info 2"/>
    <meta:user-defined meta:name="Info 3"/>
    <meta:user-defined meta:name="License">&lt;a href="http://templates.services.openoffice.org/bsd-license"&gt;BSD&lt;/a&gt;</meta:user-defined>
    <meta:template xlink:type="simple" xlink:actuate="onRequest" xlink:title="Privatbrief im LaTeX-Stil mit Empfängeranschrift im Sichtfenster und automatischer Silbentrennung" xlink:href="../../../../../.openoffice.org/3/user/template/Brief_LaTeX.ott" meta:date="2014-03-28T20:37:32"/>
  </office:meta>
</office:document-meta>
</file>